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5cfe" officeooo:paragraph-rsid="00105cfe"/>
    </style:style>
    <style:style style:name="P2" style:family="paragraph" style:parent-style-name="Standard">
      <style:text-properties officeooo:rsid="0011d7a4" officeooo:paragraph-rsid="0011d7a4"/>
    </style:style>
    <style:style style:name="P3" style:family="paragraph" style:parent-style-name="Standard">
      <style:text-properties officeooo:rsid="001254a6" officeooo:paragraph-rsid="001254a6"/>
    </style:style>
    <style:style style:name="P4" style:family="paragraph" style:parent-style-name="Standard">
      <style:paragraph-properties fo:margin-top="0cm" fo:margin-bottom="0.499cm" style:contextual-spacing="false"/>
      <style:text-properties officeooo:rsid="001254a6" officeooo:paragraph-rsid="001254a6"/>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e3e3e3" loext:opacity="100%" style:font-name="Google Sans Flex" fo:font-size="12pt" fo:letter-spacing="normal" fo:font-style="normal" fo:font-weight="normal"/>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T1" style:family="text">
      <style:text-properties officeooo:rsid="001254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vamos fazer esse projeto primeiramente com as seguintes</text:p>
      <text:p text:style-name="P1">estatisticas: passes certos, passes errados, <text:s/>interceptacoes, finalizacoes e gols.</text:p>
      <text:p text:style-name="P1">a ideia que estou pensando primariamente no sistema é:</text:p>
      <text:p text:style-name="P1"/>
      <text:p text:style-name="P2">(isso pode ser aperfeicoado com suas sugestoes e estudo), mas ao abrir o sistema de criacao de estatisticas, vai ter basicamente no centro da tela um mapa do campo de power soccer, no lado esquerdo tipo em coluna a lista de jogadores titulares em campo com seus nomes e respectiva foto e embaixo uma lista de jogadores para substituicao. Embaixo do mapa vai ter uma linha do tempo em que ele vai arrastar de acordo com o tempo que ele esta vendo no VOD da partida. Se ele clicar na foto do jogador 1 (Lucas), ele esta mapeando as acoes dele, ao arrastar a seta de linha do tempo e ver que o lucas teve uma passe certo num ponto do mapa, ele ao clicar naquela regiao, vai aparecer uma caixa com a mensagem: acao do Jogador LUCAS aos 2min e 35s, e na caixinha vai ter as opções de botao: passe <text:s/>certo, passe errado, interceptacao, finalizacao, gol… após ele por exemplo marcar passe certo, vai aparecer uma bolinha roxa naquela regiao do mapa, cada acao vai ter uma bolinha de cor diferente, ao ele mapear todas as acoes do lucas, ele vai clicar na foto do outro jogador e as bolinhas do lucas (e de outros jogadores)podem ficar cinzas e semi transpatrentes enquanto ele <text:span text:style-name="T1">clica nas acoes de outro jogador…</text:span></text:p>
      <text:p text:style-name="P2"/>
      <text:p text:style-name="P3">bom foi o que eu pensei para ser a nossa alimentacao de estatisticas… vemos todo o resto do sistema agora? O que fazemos?</text:p>
      <text:p text:style-name="P4"/>
      <text:p text:style-name="Text_20_body">-- 1. Cria e seleciona o banco de dados CREATE DATABASE IF NOT EXISTS power_soccer; USE power_soccer;</text:p>
      <text:p text:style-name="Text_20_body">-- 2. Tabela de Usuários (Quem vai operar o sistema) CREATE TABLE usuarios ( id INT AUTO_INCREMENT PRIMARY KEY, nome VARCHAR(100) NOT NULL, email VARCHAR(100) NOT NULL UNIQUE, senha VARCHAR(255) NOT NULL );</text:p>
      <text:p text:style-name="Text_20_body">-- 3. Tabela de Equipes CREATE TABLE equipes ( id INT AUTO_INCREMENT PRIMARY KEY, nome VARCHAR(100) NOT NULL );</text:p>
      <text:p text:style-name="Text_20_body">-- 4. Tabela de Atletas (Ligada à equipe) CREATE TABLE atletas ( id INT AUTO_INCREMENT PRIMARY KEY, nome VARCHAR(100) NOT NULL, numero_camisa INT, equipe_id INT, FOREIGN KEY (equipe_id) REFERENCES equipes(id) );</text:p>
      <text:p text:style-name="Text_20_body">-- 5. Tabela de Partidas CREATE TABLE partidas ( id INT AUTO_INCREMENT PRIMARY KEY, data_jogo DATETIME, adversario VARCHAR(100) );</text:p>
      <text:p text:style-name="Text_20_body">-- 6. Tabela de Eventos (O coração do seu sistema) CREATE TABLE eventos_scout ( id INT AUTO_INCREMENT PRIMARY KEY, partida_id INT, atleta_id INT, usuario_id INT, periodo VARCHAR(20), <text:s text:c="5"/>-- Ex: '1º Tempo', '2º Tempo' minuto_video VARCHAR(10), -- Ex: '12:35' tipo_acao VARCHAR(50), <text:s text:c="3"/>-- Ex: 'Passe Certo', 'Finalização' coord_x FLOAT, <text:s text:c="11"/>-- Eixo horizontal do clique no mapa coord_y FLOAT, <text:s text:c="11"/>-- Eixo vertical do clique no mapa created_at TIMESTAMP DEFAULT CURRENT_TIMESTAMP, -- Salva a hora do clique automaticamente FOREIGN KEY (partida_id) REFERENCES partidas(id), FOREIGN KEY (atleta_id) REFERENCES atletas(id), FOREIGN KEY (usuario_id) REFERENCES usuarios(id) );</text:p>
      <text:p text:style-name="Text_20_body"/>
      <text:p text:style-name="P5">tem um pequeno detalhe, talvez possamos resolver agora ou nao... apaguei as bolinhas anteriores e por enquanto temos a possiblidade de colocar bolinhas ateh fora do <text:soft-page-break/>mapa(toda aquela area zinza eh capaz de colocar bolinha, gostaria que nao tivesse essa opcao e pudesse botar so dentro da area verde do mapa, quando damos zoom ou tiramos zoom, a posicao da bolinha muda de acordo com o mapa [fotos em anexo demonstrando]... </text:p>
      <text:p text:style-name="P6"/>
      <text:p text:style-name="P5">outro fator antes de partirmos para a coluna da direita, como esse nosso sistema tambem serah usado para mobile, gostaria que a setinha do tempo tivesse uma bolinha em volta dela, que ao clicarmos, ou botarmos o dedo, ela crescesse e pudessemos arrastar ateh a posicao que queremos e ao soltar a bolinha, ela voltasse ao tamanho normal, e por enquanto se clicarmos em qualquer area da linha do tempo, a barra vai pra lah, isso pode gerar erros ao passar o mouse ou o dedo sem querer ali, o certo e a barrinha mecher soh ao clicarmos e arrastarmos...</text:p>
      <text:p text:style-name="P6"/>
      <text:p text:style-name="P5">outra questao eh na funcionalidade dos jogadores e a substituicao eh o seguinte, nos jogadores titulaes, o jogador selecionado em verde nos vamos botando as acoes de acordo com o tempo, e por enquanto ao clicarmos no jogador reserva, ele tambem vai gerar uma ordem de acoes... mas para evitar erros e melhorar a experiencia do usuario deverah ser o seguinte sistema...</text:p>
      <text:p text:style-name="P6"/>
      <text:p text:style-name="P5">o lucas estah selecionado, ao arrastarmos sua seta ateh os 12min e 30 segundos... ao clicarmos no botao do Joao, vai aparecer a seguinte caixa: Lucas foi substituido por Joao aos 12min e 30 segundos? ai vai ter a opcao confirmar e cancelar... ao confirmar a coluna de acoes do lucas no final vai aparecer a opcao de SUBSTITUIDO... a bolinha de jogador do joao vai trocar de posicao com o Lucas e vai para a coluna de TITULARES na esquerda, mas com o diferencial que: naa sua linha do tempo, do minuto 12:35s para a esquerda, ficarah tudo vermelho, nao podendo arrastar a bolinha para lah, e novamente se clicarmos no bonequinho do lucas que foi substituido pelo Joao, a barra de tempo de acoes ficarah vermelha do minuto 12:35s</text:p>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5T14:05:42.864441000</meta:creation-date>
    <meta:editing-duration>PT2H6M6S</meta:editing-duration>
    <meta:editing-cycles>3</meta:editing-cycles>
    <meta:generator>LibreOffice/26.2.2.2$Windows_X86_64 LibreOffice_project/1f77d10d6938fd34972958f64b2bcfa54f8b1ba5</meta:generator>
    <dc:date>2026-04-05T17:04:31.301377800</dc:date>
    <meta:document-statistic meta:table-count="0" meta:image-count="0" meta:object-count="0" meta:page-count="2" meta:paragraph-count="15" meta:word-count="844" meta:character-count="5026" meta:non-whitespace-character-count="4164"/>
  </office:meta>
</office:document-meta>
</file>